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style:text-underline-style="none" fo:font-weight="normal" officeooo:rsid="0006b5a3" officeooo:paragraph-rsid="0006b5a3" style:font-weight-asian="normal" style:font-weight-complex="normal"/>
    </style:style>
    <style:style style:name="P2" style:family="paragraph" style:parent-style-name="Standard">
      <style:text-properties style:text-underline-style="none" fo:font-weight="bold" officeooo:rsid="0006b5a3" officeooo:paragraph-rsid="0006b5a3" style:font-weight-asian="bold" style:font-weight-complex="bold"/>
    </style:style>
    <style:style style:name="T1" style:family="text">
      <style:text-properties style:text-underline-style="solid" style:text-underline-width="auto" style:text-underline-color="font-color" fo:font-weight="bold" officeooo:rsid="0006b5a3"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6da23" style:font-weight-asian="normal" style:font-weight-complex="normal"/>
    </style:style>
    <style:style style:name="T4" style:family="text">
      <style:text-properties fo:font-size="14pt" style:text-underline-style="solid" style:text-underline-width="auto" style:text-underline-color="font-color" fo:font-weight="bold" officeooo:rsid="0006b5a3"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4">CA172 Week 6 Looking back task</text:span></text:p>
      <text:p text:style-name="Standard"><text:span text:style-name="T1"/></text:p>
      <text:p text:style-name="P2">Context</text:p>
      <text:p text:style-name="P2"/>
      <text:p text:style-name="P1">for this week Problem Solving and Creativity task, the main goal was look back to the previous 5 weeks tasks that we had to do and view how our performance was, on individual basis and group work. We also have to </text:p>
      <text:p text:style-name="P1"/>
      <text:p text:style-name="P2">Continue</text:p>
      <text:p text:style-name="P2"><text:span text:style-name="T2"/></text:p>
      <text:p text:style-name="P2"><text:span text:style-name="T2">giving creative ideas and become with new ones: I feel that I had brilliant ideas and contribution withtin our group projects, our gr</text:span><text:span text:style-name="T2">oup went really well together as we had the same group for two weeks, so it felt like we know each other and we can express all of our ideas to each other without thinking that this idea is “stupid”.</text:span></text:p>
      <text:p text:style-name="P2"><text:span text:style-name="T2"/></text:p>
      <text:p text:style-name="P2">Stop</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6:52:31.281483684</meta:creation-date>
    <dc:date>2022-11-10T17:17:48.406986099</dc:date>
    <meta:editing-duration>PT14M57S</meta:editing-duration>
    <meta:editing-cycles>2</meta:editing-cycles>
    <meta:generator>LibreOffice/7.3.7.2$Linux_X86_64 LibreOffice_project/30$Build-2</meta:generator>
    <meta:document-statistic meta:table-count="0" meta:image-count="0" meta:object-count="0" meta:page-count="1" meta:paragraph-count="6" meta:word-count="112" meta:character-count="598" meta:non-whitespace-character-count="487"/>
  </office:meta>
</office:document-meta>
</file>